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58f4a"/>
    </style:style>
    <style:style style:name="T1" style:family="text">
      <style:text-properties officeooo:rsid="00058f4a"/>
    </style:style>
    <style:style style:name="T2" style:family="text">
      <style:text-properties officeooo:rsid="000700fc"/>
    </style:style>
    <style:style style:name="T3" style:family="text">
      <style:text-properties officeooo:rsid="000883c7"/>
    </style:style>
    <style:style style:name="T4" style:family="text">
      <style:text-properties officeooo:rsid="000a2279"/>
    </style:style>
    <style:style style:name="T5" style:family="text">
      <style:text-properties officeooo:rsid="000a3cb7"/>
    </style:style>
    <style:style style:name="T6" style:family="text">
      <style:text-properties officeooo:rsid="000a9a59"/>
    </style:style>
    <style:style style:name="T7" style:family="text">
      <style:text-properties officeooo:rsid="000b75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terature survey on GUI (Graphical User Interface)</text:p>
      <text:p text:style-name="Standard"/>
      <text:p text:style-name="Standard"/>
      <text:p text:style-name="Standard"><text:span text:style-name="T1">1</text:span>. "Designing Interfaces: Patterns for Effective Interaction Design" by Jenifer Tidwell</text:p>
      <text:p text:style-name="Standard"><text:s text:c="3"/>- Focusing on interface design patterns, this book offers a collection of reusable solutions for common GUI design problems. It covers patterns for navigation, input controls, layout, data display, and social interaction.</text:p>
      <text:p text:style-name="Standard"/>
      <text:p text:style-name="Standard"><text:span text:style-name="T2">2</text:span>. "GUI Bloopers: Don'ts and Do's for Software Developers and Web Designers" by Jeff Johnson</text:p>
      <text:p text:style-name="Standard"><text:s text:c="3"/>- Jeff Johnson identifies common mistakes <text:span text:style-name="T3">the developers make over and over </text:span>in GUI design and provides practical advice for avoiding them <text:span text:style-name="T3">and helps GUI designers and developers learn and produce better GUI’s</text:span>. The book covers topics such as consistency, error handling, responsiveness, and accessibility.</text:p>
      <text:p text:style-name="Standard"/>
      <text:p text:style-name="Standard"><text:span text:style-name="T4">3</text:span>. "About Face: The Essentials of Interaction Design" by Alan Cooper, Robert Reimann, and David Cronin</text:p>
      <text:p text:style-name="Standard"><text:s text:c="3"/>- This comprehensive guide covers essential concepts and techniques in interaction design, <text:span text:style-name="T5">discussions on mobile appas, touch interfaces and tablets,</text:span> including those specific to GUIs. It addresses user personas, task analysis, information architecture, and usability testing.</text:p>
      <text:p text:style-name="Standard"/>
      <text:p text:style-name="Standard"><text:span text:style-name="T5">4</text:span>. "The Visual Display of Quantitative Information" by Edward Tufte</text:p>
      <text:p text:style-name="Standard"><text:s text:c="3"/>- Although primarily focused on data visualization, this book offers valuable insights into designing effective graphical displays within GUIs. <text:span text:style-name="T5">It includes 250 illustrations of the best statistical graphics, with detailed analysis of how to display data. </text:span>It covers principles such as clarity, simplicity, and integrity in visual communication.</text:p>
      <text:p text:style-name="Standard"/>
      <text:p text:style-name="Standard"><text:span text:style-name="T5">5</text:span>. "Universal Principles of Design" by William Lidwell, Kritina Holden, and Jill Butler</text:p>
      <text:p text:style-name="Standard"><text:s text:c="3"/>- This reference book presents 125 <text:span text:style-name="T5">laws, guidelines, d</text:span>esign principles applicable across various design disciplines, including GUI design. It covers principles such as visibility, feedback, constraints, consistency, and discoverability.</text:p>
      <text:p text:style-name="Standard"/>
      <text:p text:style-name="Standard"><text:span text:style-name="T5">6</text:span>. "Don't Make Me Think" by Steve Krug</text:p>
      <text:p text:style-name="Standard"><text:s text:c="3"/>- Steve Krug discusses usability principles and techniques for designing <text:span text:style-name="T6">interface that is human-computer interaction and web usuabillity</text:span>. The book emphasizes simplicity, clarity, and minimizing cognitive load to enhance user experience.</text:p>
      <text:p text:style-name="Standard"/>
      <text:p text:style-name="Standard"><text:span text:style-name="T5">7</text:span>. "GUI Design Handbook" by Susan L. Fowler</text:p>
      <text:p text:style-name="Standard"><text:s text:c="3"/>- This handbook provides practical guidance on GUI design principles, methodologies, and best practices <text:span text:style-name="T6">to create effective graphical user interface by using object-oriented methods and tools</text:span>. It covers topics such as user research, prototyping, visual design, and usability evaluation techniques.</text:p>
      <text:p text:style-name="Standard"/>
      <text:p text:style-name="Standard"><text:span text:style-name="T5">8</text:span>. "Designing for Interaction: Creating Smart Applications and Clever Devices" by Dan Saffer</text:p>
      <text:p text:style-name="Standard"><text:s text:c="3"/>- <text:span text:style-name="T6">This book </text:span>explores innovative approaches to interaction design <text:span text:style-name="T6">for products such as the iPod </text:span><text:span text:style-name="T7">and websites like Flickr</text:span>, including GUIs for emerging technologies. The book covers topics such as <text:span text:style-name="T7">design for Web, software, devices, </text:span>gestural interfaces, tangible interactions, and designing for the Internet of Things.</text:p>
      <text:p text:style-name="Standard"/>
      <text:p text:style-name="Standard"><text:span text:style-name="T1">9</text:span>. "Programming Windows" by Charles Petzold</text:p>
      <text:p text:style-name="Standard">- Although focused on Windows GUI development, this book offers valuable insights into GUI design principles and techniques. It covers topics such as <text:span text:style-name="T7">bsics – input, output, dialogue boxes,text and fonts, </text:span>window management, message handling, controls, and graphics programming.</text:p>
      <text:p text:style-name="Standard"/>
      <text:p text:style-name="P2"><text:soft-page-break/>1<text:span text:style-name="T1">0</text:span>. "The Humane Interface: New Directions for Designing Interactive Systems" by Jef Raskin</text:p>
      <text:p text:style-name="P2"><text:s text:c="3"/>- This book introduces fundamental principles and approaches for designing user-friendly interfaces, emphasizing simplicity, efficiency. It explores concepts such as modelessness, direct manipulation, and incremental feedback.</text:p>
      <text:p text:style-name="Standard"/>
      <text:p text:style-name="Standard">By reffering to these resources, we can gain a comprehensive understanding of GUI design principles, techniques, and best practices, enabling them to create user-friendly and effective graphical interfaces for various applications and platform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4T09:35:38.336073594</meta:creation-date>
    <dc:date>2024-02-14T11:23:20.417536810</dc:date>
    <meta:editing-duration>PT6M</meta:editing-duration>
    <meta:editing-cycles>1</meta:editing-cycles>
    <meta:document-statistic meta:table-count="0" meta:image-count="0" meta:object-count="0" meta:page-count="2" meta:paragraph-count="22" meta:word-count="524" meta:character-count="3792" meta:non-whitespace-character-count="3262"/>
    <meta:generator>LibreOffice/6.4.7.2$Linux_X86_64 LibreOffice_project/40$Build-2</meta:generator>
  </office:meta>
</office:document-meta>
</file>